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dc69c" officeooo:paragraph-rsid="000dc69c"/>
    </style:style>
    <style:style style:name="P5" style:family="paragraph" style:parent-style-name="Text_20_body">
      <style:paragraph-properties fo:text-align="start" style:justify-single-word="false"/>
      <style:text-properties style:font-name="Georgia" officeooo:rsid="000dc69c" officeooo:paragraph-rsid="000dc69c"/>
    </style:style>
    <style:style style:name="P6" style:family="paragraph" style:parent-style-name="Title">
      <style:text-properties style:font-name="Georgia" officeooo:rsid="000dc69c" officeooo:paragraph-rsid="000dc69c"/>
    </style:style>
    <style:style style:name="P7" style:family="paragraph" style:parent-style-name="Text_20_body">
      <style:paragraph-properties fo:text-align="start" style:justify-single-word="false"/>
      <style:text-properties style:font-name="Georgia" officeooo:rsid="000f7cdc" officeooo:paragraph-rsid="000f7cdc"/>
    </style:style>
    <style:style style:name="P8" style:family="paragraph" style:parent-style-name="Text_20_body">
      <style:paragraph-properties fo:text-align="center" style:justify-single-word="false"/>
      <style:text-properties style:font-name="Georgia" officeooo:rsid="000f7cdc" officeooo:paragraph-rsid="000f7cdc"/>
    </style:style>
    <style:style style:name="P9" style:family="paragraph" style:parent-style-name="Text_20_body">
      <style:paragraph-properties fo:text-align="start" style:justify-single-word="false"/>
      <style:text-properties style:font-name="Georgia" officeooo:rsid="000f7cdc" officeooo:paragraph-rsid="000f7cdc"/>
    </style:style>
    <style:style style:name="P10" style:family="paragraph" style:parent-style-name="Text_20_body">
      <style:paragraph-properties fo:text-align="start" style:justify-single-word="false"/>
      <style:text-properties style:font-name="Georgia" officeooo:rsid="0012b4a5" officeooo:paragraph-rsid="0012b4a5"/>
    </style:style>
    <style:style style:name="P11" style:family="paragraph" style:parent-style-name="Text_20_body">
      <style:paragraph-properties fo:text-align="center" style:justify-single-word="false"/>
      <style:text-properties style:font-name="Georgia" officeooo:rsid="0012b4a5" officeooo:paragraph-rsid="0012b4a5"/>
    </style:style>
    <style:style style:name="T1" style:family="text">
      <style:text-properties officeooo:rsid="000ddfa1"/>
    </style:style>
    <style:style style:name="T2" style:family="text">
      <style:text-properties officeooo:rsid="0010bc41"/>
    </style:style>
    <style:style style:name="T3" style:family="text">
      <style:text-properties officeooo:rsid="00119e26"/>
    </style:style>
    <style:style style:name="T4" style:family="text">
      <style:text-properties officeooo:rsid="001398ad"/>
    </style:style>
    <style:style style:name="T5" style:family="text">
      <style:text-properties officeooo:rsid="00143d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bducted</text:p>
      <text:p text:style-name="P3">104</text:p>
      <text:p text:style-name="P4">by Kyle Eggleston</text:p>
      <text:p text:style-name="P4"/>
      <text:p text:style-name="P5"><text:tab/>Joe was asleep on the couch. It was midnight. <text:span text:style-name="T1">Miranda was fast asleep in Joe’s room as usual. A bright light surrounded the apartment, Joe’s body began to levitate into the air and out the window. Soon he was gone.</text:span></text:p>
      <text:p text:style-name="P5"><text:tab/><text:span text:style-name="T1">Miranda awoke from a nightmare. She rushed out to the living room to find the couch empty. Searching the entire apartment, she couldn’t find Joe anywhere. Putting on a robe, she ran outside and down the stairs to where Joe’s car was parked. It was still there. She began to panic. Where could he have gone at this time of night? She wondered. He wouldn’t have just left without telling her.</text:span></text:p>
      <text:p text:style-name="P5"><text:tab/><text:span text:style-name="T1">That’s when she saw the alien craft hovering over the apartment. It quickly zoomed out of view and into space. Miranda soon realized Joe had been abducted. She didn’t recognize the alien craft, it wasn’t from her home planet. Her people’s ships were saucer shaped. This ship was elongated with engine pods on either side of it’s main hull.</text:span></text:p>
      <text:p text:style-name="P5"><text:tab/><text:span text:style-name="T1">Rushing back into the apartment, Miranda quickly drew a sketch of the craft she had seen before it was gone from her memory. Someone had abducted Joe.</text:span></text:p>
      <text:p text:style-name="P5"/>
      <text:p text:style-name="P8">* * *</text:p>
      <text:p text:style-name="P8"/>
      <text:p text:style-name="P7"><text:tab/>Onboard the alien spacecraft, Joe slept. Two aliens approached him. They were roughly seven foot in height with several arms and other appendages. One of the aliens picked up a scanning device and ran it along Joe’s body. He looked to his colleague.</text:p>
      <text:p text:style-name="P7"><text:tab/>“The chip is still implanted.” The alien said.</text:p>
      <text:p text:style-name="P7"><text:tab/>“Good.” The other alien replied. “Read the latest data from it and store it in the archives. I want to keep tabs on this one. He’s been in contact with a Grey, I want to know everything they’ve been up to.”</text:p>
      <text:p text:style-name="P7"><text:tab/>“Understood.” The first alien replied. He ran the scanner over Joe’s body a second time capturing all of the data he could.</text:p>
      <text:p text:style-name="P7"><text:tab/>Joe began to wake up. “Wha?” He started to say.</text:p>
      <text:p text:style-name="P7"><text:soft-page-break/><text:tab/>“Sedate him, quickly!” The first alien with the scanning device said.</text:p>
      <text:p text:style-name="P7"><text:tab/>The second alien grabbed a syringe and injected Joe with some form of blue medicine. He fell back asleep. “That was close.” He said. “He cannot know we have taken him from his home.”</text:p>
      <text:p text:style-name="P7"><text:tab/>“<text:span text:style-name="T2">I will conduct my tests now.” The first alien said. Picking up a sharp knife, the alien cut into Joe’s skin. Joe screamed out in pain as he did so, but did not wake up. The alien constructed a stasis field over Joe’s body to prevent infection. It was more of a safety measure for the alien than for Joe. Who knew what kind of diseases Joe carried with him. The alien did not want to become infected with any of it.</text:span></text:p>
      <text:p text:style-name="P7"><text:tab/><text:span text:style-name="T2">Picking up a small device, the alien implanted it under Joe’s right ear. He connected it to Joe’s central nervous system. Smiling at his work he began to close the opening he had created in Joe’s body. Looking to the second alien he nodded. “The work is complete, I want to keep him onboard for a day or two for observation. I want to make sure this device is working properly. Then we will send him back.”</text:span></text:p>
      <text:p text:style-name="P7"><text:tab/>“<text:span text:style-name="T2">Agreed.” The second alien said. “I have another abductee to attend to.” He left the chamber.</text:span></text:p>
      <text:p text:style-name="P7"><text:tab/><text:span text:style-name="T3">Joe turned in his sleep completely unaware of what had just taken place.</text:span></text:p>
      <text:p text:style-name="P7"/>
      <text:p text:style-name="P11">* * *</text:p>
      <text:p text:style-name="P11"/>
      <text:p text:style-name="P10"><text:tab/>Miranda was pacing the living room. “Son of a bitch!” She yelled, she probably woke up the neighbors but that didn’t matter to her. Her friend was gone. Abducted by the most sinister of aliens of all. The Chumbas. They lived for experimentation on humans. They were unlike the Grey in every way possible.</text:p>
      <text:p text:style-name="P10"><text:tab/>There was a time the Chumbas hunted the Grey for sport until a peace treaty was made between their two peoples. The Chumbas agreed not to hunt the Grey people again if they were given access to Earth. The Grey agreed to the request and the Chumbas had been abducting whoever they wanted to ever since.</text:p>
      <text:p text:style-name="P10"><text:tab/><text:span text:style-name="T4">Sitting on the couch, Miranda flipped quickly through the news stations to see if anyone had caught the alien spacecraft on any kind of recording device. The news was boring, there was nothing about aliens to be found. </text:span><text:span text:style-name="T5">She sighed. What if they didn’t bring Joe back to her? What was she going to do?</text:span></text:p>
      <text:p text:style-name="P10"><text:tab/><text:span text:style-name="T5">Miranda began pacing again. Sleep had little meaning to her now. She was wide awake and alert. She needed her friend back. She needed Joe back home safel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text:page-number><text:s/>of <text:page-count>2</text:page-count>) <text:date style:data-style-name="N37" text:date-value="2026-02-24T08:14:55.980338263">02/24/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24T08:14:55.909266029</dc:date>
    <meta:editing-duration>PT38M45S</meta:editing-duration>
    <meta:editing-cycles>18</meta:editing-cycles>
    <meta:generator>LibreOffice/24.2.7.2$Linux_X86_64 LibreOffice_project/420$Build-2</meta:generator>
    <meta:print-date>2023-11-18T19:55:35.459000000</meta:print-date>
    <meta:printed-by>PDF files</meta:printed-by>
    <meta:document-statistic meta:table-count="0" meta:image-count="0" meta:object-count="0" meta:page-count="2" meta:paragraph-count="26" meta:word-count="768" meta:character-count="4170" meta:non-whitespace-character-count="3409"/>
  </office:meta>
</office:document-meta>
</file>